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5" style:family="paragraph" style:parent-style-name="Standard">
      <style:text-properties fo:font-size="22pt" style:font-size-asian="22pt" style:font-size-complex="22pt"/>
    </style:style>
    <style:style style:name="P16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/>
      <text:p text:style-name="P6">20210716_095145</text:p>
      <text:p text:style-name="P6">---------------------------------------</text:p>
      <text:p text:style-name="P6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ខាងស្តាំឆ្វេង / ខ្ញុំទៅ / អ្នកទៅ / ជួយ / ខ្ញុំជួយ / ខ្ញុំជួយអ្នក</text:p>
            <text:p text:style-name="P9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>]20210716_100638</text:p>
      <text:p text:style-name="P6"/>
      <text:p text:style-name="P6">---------------------------------------</text:p>
      <text:p text:style-name="P6"/>
      <text:p text:style-name="P10"/>
      <text:p text:style-name="P6">[20210717_095334</text:p>
      <text:p text:style-name="P6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1"/>
          </table:table-cell>
          <table:table-cell table:style-name="表17.A1" table:number-rows-spanned="2" office:value-type="string">
            <text:p text:style-name="P9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18_113000</text:p>
      <text:p text:style-name="P6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1"/>
          </table:table-cell>
          <table:table-cell table:style-name="表18.A1" table:number-rows-spanned="2" office:value-type="string">
            <text:p text:style-name="P9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78</dc:date><text:p text:style-name="P19"><text:span text:style-name="T2">1.2 : 1 ==&gt; 3</text:span></text:p></office:annotation>1.2<office:annotation-end office:name="__Annotation__381_1576786421"/>-t<office:annotation office:name="__Annotation__382_1576786421"><dc:creator>iwabuchi ken</dc:creator><dc:date>2021-07-18T11:33:52.17</dc:date><text:p text:style-name="P19"><text:span text:style-name="T2">korean “u” sound, like in “</text:span><text:span text:style-name="T2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1"/>
          </table:table-cell>
          <table:table-cell table:style-name="表19.A1" table:number-rows-spanned="2" office:value-type="string">
            <text:p text:style-name="P9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20</dc:date><text:p text:style-name="P19"><text:span text:style-name="T2">chinese “</text:span><text:span text:style-name="T2">肯”</text:span></text:p></office:annotation>eu<office:annotation-end office:name="__Annotation__427_496320026"/>n3-saing4 / k6-tau3 / hoo5_t</text:p>
          </table:table-cell>
        </table:table-row>
      </table:table>
      <text:p text:style-name="P6"/>
      <text:p text:style-name="P6">---------------------------------------</text:p>
      <text:p text:style-name="P10"/>
      <text:p text:style-name="P6">20210720_103743</text:p>
      <text:p text:style-name="P6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1"/>
          </table:table-cell>
          <table:table-cell table:style-name="表21.A1" table:number-rows-spanned="2" office:value-type="string">
            <text:p text:style-name="P9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1"/>
          </table:table-cell>
          <table:table-cell table:style-name="表22.A1" table:number-rows-spanned="2" office:value-type="string">
            <text:p text:style-name="P9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>@@@</text:p>
      <text:p text:style-name="P6"/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1"/>
          </table:table-cell>
          <table:table-cell table:style-name="表23.A1" table:number-rows-spanned="2" office:value-type="string">
            <text:p text:style-name="P9">aaa</text:p>
          </table:table-cell>
          <table:table-cell table:style-name="表23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/>
          </table:table-cell>
        </table:table-row>
      </table:table>
      <text:p text:style-name="P6"/>
      <text:p text:style-name="P6"/>
      <text:p text:style-name="P6"/>
      <text:p text:style-name="P6"/>
      <text:p text:style-name="P6">---------------------------------------</text:p>
      <text:p text:style-name="P6"/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<text:soft-page-break/>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section text:style-name="Sect1" text:name="セクション1">
        <text:p text:style-name="P6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9">អា</text:p>
            </table:table-cell>
            <table:table-cell table:style-name="表20.B1" office:value-type="string">
              <text:p text:style-name="P12">aa</text:p>
            </table:table-cell>
          </table:table-row>
          <table:table-row>
            <table:table-cell table:style-name="表20.A2" office:value-type="string">
              <text:p text:style-name="P9">ហ</text:p>
            </table:table-cell>
            <table:table-cell table:style-name="表20.B2" office:value-type="string">
              <text:p text:style-name="P12">h</text:p>
            </table:table-cell>
          </table:table-row>
          <table:table-row>
            <table:table-cell table:style-name="表20.A2" office:value-type="string">
              <text:p text:style-name="P9">ខ្ញុំ</text:p>
            </table:table-cell>
            <table:table-cell table:style-name="表20.B2" office:value-type="string">
              <text:p text:style-name="P12">h6-niong5</text:p>
            </table:table-cell>
          </table:table-row>
          <table:table-row>
            <table:table-cell table:style-name="表20.A2" office:value-type="string">
              <text:p text:style-name="P9">ក</text:p>
            </table:table-cell>
            <table:table-cell table:style-name="表20.B2" office:value-type="string">
              <text:p text:style-name="P12">k</text:p>
            </table:table-cell>
          </table:table-row>
          <table:table-row>
            <table:table-cell table:style-name="表20.A2" office:value-type="string">
              <text:p text:style-name="P9">មក</text:p>
            </table:table-cell>
            <table:table-cell table:style-name="表20.B2" office:value-type="string">
              <text:p text:style-name="P12">mo6_k</text:p>
            </table:table-cell>
          </table:table-row>
          <table:table-row>
            <table:table-cell table:style-name="表20.A2" office:value-type="string">
              <text:p text:style-name="P9">ណា</text:p>
            </table:table-cell>
            <table:table-cell table:style-name="表20.B2" office:value-type="string">
              <text:p text:style-name="P12">ne5[any</text:p>
            </table:table-cell>
          </table:table-row>
          <table:table-row>
            <table:table-cell table:style-name="表20.A2" office:value-type="string">
              <text:p text:style-name="P9">អ្ន</text:p>
            </table:table-cell>
            <table:table-cell table:style-name="表20.B2" office:value-type="string">
              <text:p text:style-name="P12">nja6</text:p>
            </table:table-cell>
          </table:table-row>
          <table:table-row>
            <table:table-cell table:style-name="表20.A2" office:value-type="string">
              <text:p text:style-name="P9">ញ៉ាំ </text:p>
            </table:table-cell>
            <table:table-cell table:style-name="表20.B2" office:value-type="string">
              <text:p text:style-name="P12">nyam4</text:p>
            </table:table-cell>
          </table:table-row>
          <table:table-row>
            <table:table-cell table:style-name="表20.A2" office:value-type="string">
              <text:p text:style-name="P9">ផឹ</text:p>
            </table:table-cell>
            <table:table-cell table:style-name="表20.B2" office:value-type="string">
              <text:p text:style-name="P12">pa1</text:p>
            </table:table-cell>
          </table:table-row>
          <table:table-row>
            <table:table-cell table:style-name="表20.A2" office:value-type="string">
              <text:p text:style-name="P9">ពី</text:p>
            </table:table-cell>
            <table:table-cell table:style-name="表20.B2" office:value-type="string">
              <text:p text:style-name="P12">pui6</text:p>
            </table:table-cell>
          </table:table-row>
          <table:table-row>
            <table:table-cell table:style-name="表20.A2" office:value-type="string">
              <text:p text:style-name="P9">តើ</text:p>
            </table:table-cell>
            <table:table-cell table:style-name="表20.B2" office:value-type="string">
              <text:p text:style-name="P12">tae6</text:p>
            </table:table-cell>
          </table:table-row>
          <table:table-row>
            <table:table-cell table:style-name="表20.A2" office:value-type="string">
              <text:p text:style-name="P9">ទឹ</text:p>
            </table:table-cell>
            <table:table-cell table:style-name="表20.B2" office:value-type="string">
              <text:p text:style-name="P12">tw1</text:p>
            </table:table-cell>
          </table:table-row>
          <table:table-row>
            <table:table-cell table:style-name="表20.A2" office:value-type="string">
              <text:p text:style-name="P9">យើង</text:p>
            </table:table-cell>
            <table:table-cell table:style-name="表20.B2" office:value-type="string">
              <text:p text:style-name="P12">ywng3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</table:table>
        <text:p text:style-name="P6"/>
      </text:section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22T11:17:37.21</dc:date>
    <dc:creator>iwabuchi ken</dc:creator>
    <meta:editing-duration>PT3H12M24S</meta:editing-duration>
    <meta:editing-cycles>44</meta:editing-cycles>
    <meta:generator>OpenOffice/4.1.3$Win32 OpenOffice.org_project/413m1$Build-9783</meta:generator>
    <meta:document-statistic meta:table-count="23" meta:image-count="0" meta:object-count="0" meta:page-count="10" meta:paragraph-count="117" meta:word-count="611" meta:character-count="3871"/>
  </office:meta>
</office:document-meta>
</file>